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acc9" officeooo:paragraph-rsid="000eacc9"/>
    </style:style>
    <style:style style:name="P2" style:family="paragraph" style:parent-style-name="Standard">
      <style:text-properties officeooo:rsid="00111c2b" officeooo:paragraph-rsid="00111c2b"/>
    </style:style>
    <style:style style:name="P3" style:family="paragraph" style:parent-style-name="Standard">
      <style:text-properties officeooo:rsid="0012ee3b" officeooo:paragraph-rsid="0012ee3b"/>
    </style:style>
    <style:style style:name="P4" style:family="paragraph" style:parent-style-name="Standard">
      <style:text-properties officeooo:rsid="0013b49e" officeooo:paragraph-rsid="0013b49e"/>
    </style:style>
    <style:style style:name="P5" style:family="paragraph" style:parent-style-name="Standard">
      <style:text-properties officeooo:rsid="0013b49e" officeooo:paragraph-rsid="001996fb"/>
    </style:style>
    <style:style style:name="P6" style:family="paragraph" style:parent-style-name="Standard">
      <style:text-properties officeooo:rsid="00167490" officeooo:paragraph-rsid="00167490"/>
    </style:style>
    <style:style style:name="P7" style:family="paragraph" style:parent-style-name="Standard">
      <style:text-properties officeooo:rsid="00190dce" officeooo:paragraph-rsid="00190dce"/>
    </style:style>
    <style:style style:name="P8" style:family="paragraph" style:parent-style-name="Standard">
      <style:text-properties officeooo:rsid="001c8750" officeooo:paragraph-rsid="001c8750"/>
    </style:style>
    <style:style style:name="P9" style:family="paragraph" style:parent-style-name="Standard" style:list-style-name="L1">
      <style:text-properties officeooo:rsid="00111c2b" officeooo:paragraph-rsid="00167490"/>
    </style:style>
    <style:style style:name="P10" style:family="paragraph" style:parent-style-name="Standard" style:list-style-name="L2">
      <style:text-properties fo:font-weight="bold" officeooo:rsid="001c8750" officeooo:paragraph-rsid="001c8750" style:font-weight-asian="bold" style:font-weight-complex="bold"/>
    </style:style>
    <style:style style:name="P11" style:family="paragraph" style:parent-style-name="Standard" style:list-style-name="L3">
      <style:text-properties fo:font-weight="bold" officeooo:rsid="001c8750" officeooo:paragraph-rsid="001c8750" style:font-weight-asian="bold" style:font-weight-complex="bold"/>
    </style:style>
    <style:style style:name="P12" style:family="paragraph" style:parent-style-name="Standard" style:list-style-name="L4">
      <style:text-properties fo:font-weight="bold" officeooo:rsid="001c8750" officeooo:paragraph-rsid="001c8750" style:font-weight-asian="bold" style:font-weight-complex="bold"/>
    </style:style>
    <style:style style:name="P13" style:family="paragraph" style:parent-style-name="Standard" style:list-style-name="L5">
      <style:text-properties fo:font-weight="bold" officeooo:rsid="001c8750" officeooo:paragraph-rsid="001c8750" style:font-weight-asian="bold" style:font-weight-complex="bold"/>
    </style:style>
    <style:style style:name="P14" style:family="paragraph" style:parent-style-name="Standard" style:list-style-name="L9">
      <style:text-properties fo:font-weight="bold" officeooo:rsid="001c8750" officeooo:paragraph-rsid="002866e5" style:font-weight-asian="bold" style:font-weight-complex="bold"/>
    </style:style>
    <style:style style:name="P15" style:family="paragraph" style:parent-style-name="Standard" style:list-style-name="L12">
      <style:text-properties fo:font-weight="bold" officeooo:rsid="001c8750" officeooo:paragraph-rsid="002866e5" style:font-weight-asian="bold" style:font-weight-complex="bold"/>
    </style:style>
    <style:style style:name="P16" style:family="paragraph" style:parent-style-name="Standard" style:list-style-name="L13">
      <style:text-properties fo:font-weight="bold" officeooo:rsid="001c8750" officeooo:paragraph-rsid="002b4ef9" style:font-weight-asian="bold" style:font-weight-complex="bold"/>
    </style:style>
    <style:style style:name="P17" style:family="paragraph" style:parent-style-name="Standard" style:list-style-name="L15">
      <style:text-properties fo:font-weight="bold" officeooo:rsid="001c8750" officeooo:paragraph-rsid="002b4ef9" style:font-weight-asian="bold" style:font-weight-complex="bold"/>
    </style:style>
    <style:style style:name="P18" style:family="paragraph" style:parent-style-name="Standard" style:list-style-name="L19">
      <style:text-properties fo:font-weight="bold" officeooo:rsid="001c8750" officeooo:paragraph-rsid="002b4ef9" style:font-weight-asian="bold" style:font-weight-complex="bold"/>
    </style:style>
    <style:style style:name="P19" style:family="paragraph" style:parent-style-name="Standard" style:list-style-name="L8">
      <style:text-properties fo:font-weight="bold" officeooo:rsid="00216392" officeooo:paragraph-rsid="00216392" style:font-weight-asian="bold" style:font-weight-complex="bold"/>
    </style:style>
    <style:style style:name="P20" style:family="paragraph" style:parent-style-name="Standard" style:list-style-name="L18">
      <style:text-properties fo:font-weight="bold" officeooo:rsid="00216392" officeooo:paragraph-rsid="002b4ef9" style:font-weight-asian="bold" style:font-weight-complex="bold"/>
    </style:style>
    <style:style style:name="P21" style:family="paragraph" style:parent-style-name="Standard" style:list-style-name="L10">
      <style:text-properties fo:font-weight="bold" officeooo:rsid="0022f691" officeooo:paragraph-rsid="0022f691" style:font-weight-asian="bold" style:font-weight-complex="bold"/>
    </style:style>
    <style:style style:name="P22" style:family="paragraph" style:parent-style-name="Standard" style:list-style-name="L20">
      <style:text-properties fo:font-weight="bold" officeooo:rsid="0022f691" officeooo:paragraph-rsid="002b4ef9" style:font-weight-asian="bold" style:font-weight-complex="bold"/>
    </style:style>
    <style:style style:name="P23" style:family="paragraph" style:parent-style-name="Standard" style:list-style-name="L1">
      <style:text-properties officeooo:rsid="0012ee3b" officeooo:paragraph-rsid="0016a25c"/>
    </style:style>
    <style:style style:name="P24" style:family="paragraph" style:parent-style-name="Standard" style:list-style-name="L6">
      <style:text-properties officeooo:rsid="001c8750" officeooo:paragraph-rsid="001c8750"/>
    </style:style>
    <style:style style:name="P25" style:family="paragraph" style:parent-style-name="Standard" style:list-style-name="L16">
      <style:text-properties officeooo:rsid="001c8750" officeooo:paragraph-rsid="002b4ef9"/>
    </style:style>
    <style:style style:name="P26" style:family="paragraph" style:parent-style-name="Standard" style:list-style-name="L7">
      <style:text-properties officeooo:rsid="0013b49e" officeooo:paragraph-rsid="0013b49e"/>
    </style:style>
    <style:style style:name="P27" style:family="paragraph" style:parent-style-name="Standard" style:list-style-name="L17">
      <style:text-properties officeooo:rsid="0013b49e" officeooo:paragraph-rsid="001b88fd"/>
    </style:style>
    <style:style style:name="P28" style:family="paragraph" style:parent-style-name="Standard" style:list-style-name="L7">
      <style:text-properties officeooo:rsid="00166073" officeooo:paragraph-rsid="00166073"/>
    </style:style>
    <style:style style:name="P29" style:family="paragraph" style:parent-style-name="Standard" style:list-style-name="L11">
      <style:text-properties officeooo:rsid="00167490" officeooo:paragraph-rsid="00167490"/>
    </style:style>
    <style:style style:name="P30" style:family="paragraph" style:parent-style-name="Standard" style:list-style-name="L11">
      <style:text-properties officeooo:rsid="0017c5b8" officeooo:paragraph-rsid="0017c5b8"/>
    </style:style>
    <style:style style:name="P31" style:family="paragraph" style:parent-style-name="Standard" style:list-style-name="L11">
      <style:text-properties officeooo:rsid="00190dce" officeooo:paragraph-rsid="00190dce"/>
    </style:style>
    <style:style style:name="P32" style:family="paragraph" style:parent-style-name="Standard" style:list-style-name="L14">
      <style:text-properties officeooo:paragraph-rsid="002b4ef9"/>
    </style:style>
    <style:style style:name="T1" style:family="text">
      <style:text-properties officeooo:rsid="0013b49e"/>
    </style:style>
    <style:style style:name="T2" style:family="text">
      <style:text-properties officeooo:rsid="0014a5e6"/>
    </style:style>
    <style:style style:name="T3" style:family="text">
      <style:text-properties officeooo:rsid="00166073"/>
    </style:style>
    <style:style style:name="T4" style:family="text">
      <style:text-properties officeooo:rsid="00167490"/>
    </style:style>
    <style:style style:name="T5" style:family="text">
      <style:text-properties officeooo:rsid="0016a25c"/>
    </style:style>
    <style:style style:name="T6" style:family="text">
      <style:text-properties officeooo:rsid="0017c5b8"/>
    </style:style>
    <style:style style:name="T7" style:family="text">
      <style:text-properties officeooo:rsid="001996fb"/>
    </style:style>
    <style:style style:name="T8" style:family="text">
      <style:text-properties officeooo:rsid="001c875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6ff5" style:font-weight-asian="bold" style:font-weight-complex="bold"/>
    </style:style>
    <style:style style:name="T11" style:family="text">
      <style:text-properties fo:font-weight="bold" officeooo:rsid="001c8750" style:font-weight-asian="bold" style:font-weight-complex="bold"/>
    </style:style>
    <style:style style:name="T12" style:family="text">
      <style:text-properties fo:font-weight="bold" officeooo:rsid="00239924" style:font-weight-asian="bold" style:font-weight-complex="bold"/>
    </style:style>
    <style:style style:name="T13" style:family="text">
      <style:text-properties fo:font-weight="bold" officeooo:rsid="001f3260" style:font-weight-asian="bold" style:font-weight-complex="bold"/>
    </style:style>
    <style:style style:name="T14" style:family="text">
      <style:text-properties officeooo:rsid="001f3260"/>
    </style:style>
    <style:style style:name="T15" style:family="text">
      <style:text-properties officeooo:rsid="0022f691"/>
    </style:style>
    <style:style style:name="T16" style:family="text">
      <style:text-properties officeooo:rsid="00239924"/>
    </style:style>
    <style:style style:name="T17" style:family="text">
      <style:text-properties officeooo:rsid="0024a79d"/>
    </style:style>
    <style:style style:name="T18" style:family="text">
      <style:text-properties officeooo:rsid="002866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me (Day) Threshold PlantModel </text:p>
      <text:p text:style-name="P2"/>
      <text:p text:style-name="P8">startday=<text:span text:style-name="T14">#</text:span></text:p>
      <text:p text:style-name="P8">variable=c(‘start’, ‘threshold’, ‘length’), <text:span text:style-name="T18">is the day of the year/amount of thermal time variable?</text:span></text:p>
      <text:p text:style-name="P2"/>
      <text:list xml:id="list3238906107362505575" text:style-name="L1">
        <text:list-item>
          <text:p text:style-name="P9">Start <text:span text:style-name="T4">counting</text:span> thermal time at bloom. Then <text:span text:style-name="T4">count</text:span> it for X days (the threshold). Use the amount of thermal time <text:span text:style-name="T4">counted</text:span> to to predict the season length.</text:p>
        </text:list-item>
      </text:list>
      <text:list xml:id="list7634270690299799040" text:style-name="L2">
        <text:list-item>
          <text:list>
            <text:list-item>
              <text:p text:style-name="P10">variable=(start, threshold), <text:span text:style-name="T14">startday=0</text:span></text:p>
            </text:list-item>
          </text:list>
        </text:list-item>
      </text:list>
      <text:list xml:id="list165932150276802" text:continue-list="list3238906107362505575" text:style-name="L1">
        <text:list-item>
          <text:p text:style-name="P9">Start <text:span text:style-name="T4">counting thermal time</text:span> at bloom. Then <text:span text:style-name="T4">counting</text:span> it until June <text:span text:style-name="T2">X</text:span> (the threshold). Use the amount of thermal time accumulated before June <text:span text:style-name="T8">X</text:span> to predict season length.</text:p>
        </text:list-item>
      </text:list>
      <text:list xml:id="list8074090045322480644" text:style-name="L3">
        <text:list-item>
          <text:list>
            <text:list-item>
              <text:p text:style-name="P11">variable=(start, <text:span text:style-name="T17">not</text:span> threshold), <text:span text:style-name="T14">startday=0</text:span></text:p>
            </text:list-item>
          </text:list>
        </text:list-item>
      </text:list>
      <text:list xml:id="list165932613730615" text:continue-list="list165932150276802" text:style-name="L1">
        <text:list-item>
          <text:p text:style-name="P9">Start <text:span text:style-name="T4">counting</text:span> thermal time <text:span text:style-name="T2">X</text:span> days after boom. <text:span text:style-name="T4">Count</text:span> thermal time for <text:span text:style-name="T2">Y</text:span> days. Use the amount of thermal time accumulated to predict season length.</text:p>
        </text:list-item>
      </text:list>
      <text:list xml:id="list3606547612052665005" text:style-name="L4">
        <text:list-item>
          <text:list>
            <text:list-item>
              <text:p text:style-name="P12">variable=c(start,<text:span text:style-name="T16"> </text:span>threshold), <text:span text:style-name="T14">startday=X</text:span></text:p>
            </text:list-item>
          </text:list>
        </text:list-item>
      </text:list>
      <text:list xml:id="list165931629429546" text:continue-list="list165932613730615" text:style-name="L1">
        <text:list-item>
          <text:p text:style-name="P9">Start <text:span text:style-name="T4">counting</text:span> thermal time <text:span text:style-name="T2">X </text:span>days after boom. <text:span text:style-name="T4">Count</text:span> thermal time until June <text:span text:style-name="T2">Y</text:span> (the threshold. Use the amount of thermal time accumulated to predict season length.</text:p>
        </text:list-item>
      </text:list>
      <text:list xml:id="list8686924960117803" text:style-name="L5">
        <text:list-item>
          <text:list>
            <text:list-item>
              <text:p text:style-name="P13">variable=c(start, <text:span text:style-name="T17">not </text:span>threshold), <text:span text:style-name="T14">startday=X</text:span></text:p>
            </text:list-item>
          </text:list>
        </text:list-item>
      </text:list>
      <text:list xml:id="list165931101062546" text:continue-list="list165931629429546" text:style-name="L1">
        <text:list-item>
          <text:p text:style-name="P23">Start <text:span text:style-name="T4">counting</text:span> thermal time on March <text:span text:style-name="T1">X</text:span>. <text:span text:style-name="T5">Count</text:span> thermal time until <text:span text:style-name="T1">Y</text:span> days after March X (or June <text:span text:style-name="T1">Z</text:span>). Use the amount of thermal time accumulated to predict the season length.</text:p>
        </text:list-item>
      </text:list>
      <text:list xml:id="list2091942693215407437" text:style-name="L6">
        <text:list-item>
          <text:list>
            <text:list-item>
              <text:p text:style-name="P24"><text:span text:style-name="T9">variable=c(not start, not threshold), </text:span><text:span text:style-name="T10">startday=March X</text:span></text:p>
            </text:list-item>
          </text:list>
        </text:list-item>
      </text:list>
      <text:p text:style-name="P3"/>
      <text:p text:style-name="P4">Heat Sum (thermal time) Threshold Plant Model</text:p>
      <text:list xml:id="list2324816594874341347" text:style-name="L7">
        <text:list-item>
          <text:p text:style-name="P26">Start counting days at bloom. Count days until you have accumulated X amount of thermal time. Use the days counted to predict season length.</text:p>
        </text:list-item>
      </text:list>
      <text:list xml:id="list7604771505885010361" text:style-name="L8">
        <text:list-item>
          <text:list>
            <text:list-item>
              <text:p text:style-name="P19">variable=c(start, not threshold), <text:span text:style-name="T15">startday=0</text:span></text:p>
            </text:list-item>
          </text:list>
        </text:list-item>
      </text:list>
      <text:list xml:id="list165931475283519" text:continue-list="list2324816594874341347" text:style-name="L7">
        <text:list-item>
          <text:p text:style-name="P26">Start counting days <text:span text:style-name="T3">X</text:span> days after bloom. Count days until you have accumulated <text:span text:style-name="T3">Y</text:span> amount of thermal time. Use the days counted to predict season length.</text:p>
        </text:list-item>
      </text:list>
      <text:list xml:id="list6869535045965111004" text:style-name="L9">
        <text:list-item>
          <text:list>
            <text:list-item>
              <text:p text:style-name="P14">variable=(start, <text:span text:style-name="T17">not</text:span> threshold), <text:span text:style-name="T14">startday=0</text:span></text:p>
            </text:list-item>
          </text:list>
        </text:list-item>
      </text:list>
      <text:list xml:id="list165932453455104" text:continue-list="list165931475283519" text:style-name="L7">
        <text:list-item>
          <text:p text:style-name="P28">Start counting days on March X. Count days until you have accumulated Y amount of thermal time. Use the days counted to predict season length.</text:p>
        </text:list-item>
      </text:list>
      <text:list xml:id="list5848631649535002117" text:style-name="L10">
        <text:list-item>
          <text:list>
            <text:list-item>
              <text:p text:style-name="P21">variable=c(not start, not threshold), startday=March X</text:p>
            </text:list-item>
          </text:list>
        </text:list-item>
      </text:list>
      <text:p text:style-name="P1"/>
      <text:p text:style-name="P6">Time (Day) Threshold Flower Model</text:p>
      <text:list xml:id="list350917710834890370" text:style-name="L11">
        <text:list-item>
          <text:p text:style-name="P29">Start counting <text:span text:style-name="T6">chill/heat at harvest. Then count it for X days. Use the amount of chill/heat counted to predict flowering.</text:span></text:p>
        </text:list-item>
      </text:list>
      <text:list xml:id="list8723838578592791938" text:style-name="L12">
        <text:list-item>
          <text:list>
            <text:list-item>
              <text:p text:style-name="P15">variable=(start, <text:span text:style-name="T16"><text:s/></text:span>threshold), <text:span text:style-name="T14">startday=0</text:span></text:p>
            </text:list-item>
          </text:list>
        </text:list-item>
      </text:list>
      <text:list xml:id="list165931471434749" text:continue-list="list350917710834890370" text:style-name="L11">
        <text:list-item>
          <text:p text:style-name="P30">Start counting chill/heat at harvest. Then count it until January X. Use the amount of chill/heat to predict flowering.</text:p>
        </text:list-item>
      </text:list>
      <text:list xml:id="list8875775881540063054" text:style-name="L13">
        <text:list-item>
          <text:list>
            <text:list-item>
              <text:p text:style-name="P16">variable=(start, <text:span text:style-name="T17">not</text:span> threshold), <text:span text:style-name="T14">startday=0</text:span></text:p>
            </text:list-item>
          </text:list>
        </text:list-item>
      </text:list>
      <text:list xml:id="list165930862967466" text:continue-list="list165931471434749" text:style-name="L11">
        <text:list-item>
          <text:p text:style-name="P31">Start counting chill/heat X days after harvest. Then count it for Y days. Use the amount of chill/heat accumulated to predict flowering.</text:p>
        </text:list-item>
      </text:list>
      <text:list xml:id="list5435309707047637390" text:style-name="L14">
        <text:list-item>
          <text:list>
            <text:list-item>
              <text:p text:style-name="P32"><text:span text:style-name="T11">variable=c(start,</text:span><text:span text:style-name="T12"> </text:span><text:span text:style-name="T11">threshold), </text:span><text:span text:style-name="T13">startday=X</text:span></text:p>
            </text:list-item>
          </text:list>
        </text:list-item>
      </text:list>
      <text:list xml:id="list165932430798620" text:continue-list="list165930862967466" text:style-name="L11">
        <text:list-item>
          <text:p text:style-name="P31">Start counting chill/heat X days after harvest. Then count it until January Y. Use the amount of chill/heat accumulated to predict flowering.</text:p>
        </text:list-item>
      </text:list>
      <text:list xml:id="list6049018869819508067" text:style-name="L15">
        <text:list-item>
          <text:list>
            <text:list-item>
              <text:p text:style-name="P17">variable=c(start, <text:span text:style-name="T17">not </text:span>threshold), <text:span text:style-name="T14">startday=X</text:span></text:p>
            </text:list-item>
          </text:list>
        </text:list-item>
      </text:list>
      <text:list xml:id="list165932246232080" text:continue-list="list165932430798620" text:style-name="L11">
        <text:list-item>
          <text:p text:style-name="P31">Start counting chill/heat on November X. Then count it for Y days (or until January Z). Use the amount of chill/heat accumulated to predict flowering.</text:p>
        </text:list-item>
      </text:list>
      <text:list xml:id="list4046133715478675495" text:style-name="L16">
        <text:list-item>
          <text:list>
            <text:list-item>
              <text:p text:style-name="P25"><text:span text:style-name="T9">variable=c(not start, not threshold), </text:span><text:span text:style-name="T10">startday=March X</text:span></text:p>
            </text:list-item>
          </text:list>
        </text:list-item>
      </text:list>
      <text:p text:style-name="P7"><text:soft-page-break/></text:p>
      <text:p text:style-name="P7"/>
      <text:p text:style-name="P5">Heat Sum (thermal time) Threshold <text:span text:style-name="T7">Flower</text:span> Model</text:p>
      <text:list xml:id="list8980801568070059431" text:style-name="L17">
        <text:list-item>
          <text:p text:style-name="P27">Start counting days at harvest. Count days until you have accumulated X amount of chill/heat. Use the days counted to predict flowering.</text:p>
        </text:list-item>
      </text:list>
      <text:list xml:id="list3116693433457245861" text:style-name="L18">
        <text:list-item>
          <text:list>
            <text:list-item>
              <text:p text:style-name="P20">variable=c(start, not threshold), <text:span text:style-name="T15">startday=0</text:span></text:p>
            </text:list-item>
          </text:list>
        </text:list-item>
      </text:list>
      <text:list xml:id="list165931224156678" text:continue-list="list8980801568070059431" text:style-name="L17">
        <text:list-item>
          <text:p text:style-name="P27">Start counting days X days after harvest. Count days until you have accumulated Y amount of chill/heat. Use the days counted to predict flowering.</text:p>
        </text:list-item>
      </text:list>
      <text:list xml:id="list3617386967568661801" text:style-name="L19">
        <text:list-item>
          <text:list>
            <text:list-item>
              <text:p text:style-name="P18">variable=(start, <text:span text:style-name="T17">not</text:span> threshold), <text:span text:style-name="T14">startday=X</text:span></text:p>
            </text:list-item>
          </text:list>
        </text:list-item>
      </text:list>
      <text:list xml:id="list165931216672582" text:continue-list="list165931224156678" text:style-name="L17">
        <text:list-item>
          <text:p text:style-name="P27">Start counting days on November X. Count days until you have accumulated Y amount of chill/heat. Use the days counted to predict flowering.</text:p>
        </text:list-item>
      </text:list>
      <text:list xml:id="list6969154585221718117" text:style-name="L20">
        <text:list-item>
          <text:list>
            <text:list-item>
              <text:p text:style-name="P22">variable=c(not start, not threshold), startday=March X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se Hellwig</meta:initial-creator>
    <meta:creation-date>2018-05-04T10:42:51.805319027</meta:creation-date>
    <dc:date>2018-05-04T16:31:45.903561355</dc:date>
    <dc:creator>Elise Hellwig</dc:creator>
    <meta:editing-duration>PT1H11M12S</meta:editing-duration>
    <meta:editing-cycles>30</meta:editing-cycles>
    <meta:generator>LibreOffice/5.1.1.3$MacOSX_X86_64 LibreOffice_project/89f508ef3ecebd2cfb8e1def0f0ba9a803b88a6d</meta:generator>
    <meta:document-statistic meta:table-count="0" meta:image-count="0" meta:object-count="0" meta:page-count="2" meta:paragraph-count="38" meta:word-count="527" meta:character-count="3355" meta:non-whitespace-character-count="2896"/>
  </office:meta>
</office:document-meta>
</file>